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39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90.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0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our system sentence_thro</text:p>
          </table:table-cell>
          <table:table-cell office:value-type="string" calcext:value-type="string">
            <text:p>calais sent_thro</text:p>
          </table:table-cell>
          <table:table-cell office:value-type="string" calcext:value-type="string">
            <text:p>ritter_sent_thro</text:p>
          </table:table-cell>
          <table:table-cell office:value-type="string" calcext:value-type="string">
            <text:p>stanford_sent_thro</text:p>
          </table:table-cell>
          <table:table-cell table:number-columns-repeated="2"/>
          <table:table-cell office:value-type="string" calcext:value-type="string">
            <text:p>Our-calais</text:p>
          </table:table-cell>
          <table:table-cell office:value-type="string" calcext:value-type="string">
            <text:p>Our-ritter</text:p>
          </table:table-cell>
          <table:table-cell office:value-type="string" calcext:value-type="string">
            <text:p>Our-stanford</text:p>
          </table:table-cell>
        </table:table-row>
        <table:table-row table:style-name="ro1">
          <table:table-cell office:value-type="float" office:value="957.5997480193" calcext:value-type="float">
            <text:p>957.5997480193</text:p>
          </table:table-cell>
          <table:table-cell office:value-type="float" office:value="83.5613470219" calcext:value-type="float">
            <text:p>83.5613470219</text:p>
          </table:table-cell>
          <table:table-cell office:value-type="float" office:value="282.5355908803" calcext:value-type="float">
            <text:p>282.5355908803</text:p>
          </table:table-cell>
          <table:table-cell office:value-type="float" office:value="0.7847898245" calcext:value-type="float">
            <text:p>0.7847898245</text:p>
          </table:table-cell>
          <table:table-cell table:number-columns-repeated="2"/>
          <table:table-cell table:formula="of:=SUM([.A2]-[.B2])" office:value-type="float" office:value="874.0384009974" calcext:value-type="float">
            <text:p>874.0384009974</text:p>
          </table:table-cell>
          <table:table-cell table:style-name="ce1" table:formula="of:=SUM([.A2]-[.C2])" office:value-type="float" office:value="675.064157139" calcext:value-type="float">
            <text:p>675.064157139</text:p>
          </table:table-cell>
          <table:table-cell table:style-name="ce1" table:formula="of:=SUM([.A2]-[.D2])" office:value-type="float" office:value="956.8149581948" calcext:value-type="float">
            <text:p>956.8149581948</text:p>
          </table:table-cell>
        </table:table-row>
        <table:table-row table:style-name="ro1">
          <table:table-cell office:value-type="float" office:value="918.9456178399" calcext:value-type="float">
            <text:p>918.9456178399</text:p>
          </table:table-cell>
          <table:table-cell office:value-type="float" office:value="86.1817237598" calcext:value-type="float">
            <text:p>86.1817237598</text:p>
          </table:table-cell>
          <table:table-cell office:value-type="float" office:value="286.9383684093" calcext:value-type="float">
            <text:p>286.9383684093</text:p>
          </table:table-cell>
          <table:table-cell office:value-type="float" office:value="0.7890123589" calcext:value-type="float">
            <text:p>0.7890123589</text:p>
          </table:table-cell>
          <table:table-cell table:number-columns-repeated="2"/>
          <table:table-cell table:formula="of:=SUM([.A3]-[.B3])" office:value-type="float" office:value="832.7638940801" calcext:value-type="float">
            <text:p>832.7638940801</text:p>
          </table:table-cell>
          <table:table-cell table:style-name="ce1" table:formula="of:=SUM([.A3]-[.C3])" office:value-type="float" office:value="632.0072494306" calcext:value-type="float">
            <text:p>632.0072494306</text:p>
          </table:table-cell>
          <table:table-cell table:style-name="ce1" table:formula="of:=SUM([.A3]-[.D3])" office:value-type="float" office:value="918.156605481" calcext:value-type="float">
            <text:p>918.156605481</text:p>
          </table:table-cell>
        </table:table-row>
        <table:table-row table:style-name="ro1">
          <table:table-cell office:value-type="float" office:value="887.7443107511" calcext:value-type="float">
            <text:p>887.7443107511</text:p>
          </table:table-cell>
          <table:table-cell office:value-type="float" office:value="91.4628130584" calcext:value-type="float">
            <text:p>91.4628130584</text:p>
          </table:table-cell>
          <table:table-cell office:value-type="float" office:value="304.265311919" calcext:value-type="float">
            <text:p>304.265311919</text:p>
          </table:table-cell>
          <table:table-cell office:value-type="float" office:value="0.7931519113" calcext:value-type="float">
            <text:p>0.7931519113</text:p>
          </table:table-cell>
          <table:table-cell table:number-columns-repeated="2"/>
          <table:table-cell table:formula="of:=SUM([.A4]-[.B4])" office:value-type="float" office:value="796.2814976927" calcext:value-type="float">
            <text:p>796.2814976927</text:p>
          </table:table-cell>
          <table:table-cell table:style-name="ce1" table:formula="of:=SUM([.A4]-[.C4])" office:value-type="float" office:value="583.4789988321" calcext:value-type="float">
            <text:p>583.4789988321</text:p>
          </table:table-cell>
          <table:table-cell table:style-name="ce1" table:formula="of:=SUM([.A4]-[.D4])" office:value-type="float" office:value="886.9511588398" calcext:value-type="float">
            <text:p>886.9511588398</text:p>
          </table:table-cell>
        </table:table-row>
        <table:table-row table:style-name="ro1">
          <table:table-cell office:value-type="float" office:value="865.9070840766" calcext:value-type="float">
            <text:p>865.9070840766</text:p>
          </table:table-cell>
          <table:table-cell office:value-type="float" office:value="89.9526238481" calcext:value-type="float">
            <text:p>89.9526238481</text:p>
          </table:table-cell>
          <table:table-cell office:value-type="float" office:value="304.7142461953" calcext:value-type="float">
            <text:p>304.7142461953</text:p>
          </table:table-cell>
          <table:table-cell office:value-type="float" office:value="0.7704950433" calcext:value-type="float">
            <text:p>0.7704950433</text:p>
          </table:table-cell>
          <table:table-cell table:number-columns-repeated="2"/>
          <table:table-cell table:formula="of:=SUM([.A5]-[.B5])" office:value-type="float" office:value="775.9544602285" calcext:value-type="float">
            <text:p>775.9544602285</text:p>
          </table:table-cell>
          <table:table-cell table:style-name="ce1" table:formula="of:=SUM([.A5]-[.C5])" office:value-type="float" office:value="561.1928378813" calcext:value-type="float">
            <text:p>561.1928378813</text:p>
          </table:table-cell>
          <table:table-cell table:style-name="ce1" table:formula="of:=SUM([.A5]-[.D5])" office:value-type="float" office:value="865.1365890333" calcext:value-type="float">
            <text:p>865.1365890333</text:p>
          </table:table-cell>
        </table:table-row>
        <table:table-row table:style-name="ro1">
          <table:table-cell office:value-type="float" office:value="867.5351121568" calcext:value-type="float">
            <text:p>867.5351121568</text:p>
          </table:table-cell>
          <table:table-cell office:value-type="float" office:value="86.8751099374" calcext:value-type="float">
            <text:p>86.8751099374</text:p>
          </table:table-cell>
          <table:table-cell office:value-type="float" office:value="307.9814362368" calcext:value-type="float">
            <text:p>307.9814362368</text:p>
          </table:table-cell>
          <table:table-cell office:value-type="float" office:value="0.7660793922" calcext:value-type="float">
            <text:p>0.7660793922</text:p>
          </table:table-cell>
          <table:table-cell table:number-columns-repeated="2"/>
          <table:table-cell table:formula="of:=SUM([.A6]-[.B6])" office:value-type="float" office:value="780.6600022194" calcext:value-type="float">
            <text:p>780.6600022194</text:p>
          </table:table-cell>
          <table:table-cell table:style-name="ce1" table:formula="of:=SUM([.A6]-[.C6])" office:value-type="float" office:value="559.55367592" calcext:value-type="float">
            <text:p>559.55367592</text:p>
          </table:table-cell>
          <table:table-cell table:style-name="ce1" table:formula="of:=SUM([.A6]-[.D6])" office:value-type="float" office:value="866.7690327646" calcext:value-type="float">
            <text:p>866.7690327646</text:p>
          </table:table-cell>
        </table:table-row>
        <table:table-row table:style-name="ro1">
          <table:table-cell office:value-type="float" office:value="854.0421928591" calcext:value-type="float">
            <text:p>854.0421928591</text:p>
          </table:table-cell>
          <table:table-cell office:value-type="float" office:value="92.2544695707" calcext:value-type="float">
            <text:p>92.2544695707</text:p>
          </table:table-cell>
          <table:table-cell office:value-type="float" office:value="307.7235153447" calcext:value-type="float">
            <text:p>307.7235153447</text:p>
          </table:table-cell>
          <table:table-cell office:value-type="float" office:value="0.771851223" calcext:value-type="float">
            <text:p>0.771851223</text:p>
          </table:table-cell>
          <table:table-cell table:number-columns-repeated="2"/>
          <table:table-cell table:formula="of:=SUM([.A7]-[.B7])" office:value-type="float" office:value="761.7877232884" calcext:value-type="float">
            <text:p>761.7877232884</text:p>
          </table:table-cell>
          <table:table-cell table:style-name="ce1" table:formula="of:=SUM([.A7]-[.C7])" office:value-type="float" office:value="546.3186775144" calcext:value-type="float">
            <text:p>546.3186775144</text:p>
          </table:table-cell>
          <table:table-cell table:style-name="ce1" table:formula="of:=SUM([.A7]-[.D7])" office:value-type="float" office:value="853.2703416361" calcext:value-type="float">
            <text:p>853.2703416361</text:p>
          </table:table-cell>
        </table:table-row>
        <table:table-row table:style-name="ro1">
          <table:table-cell office:value-type="float" office:value="820.7739165486" calcext:value-type="float">
            <text:p>820.7739165486</text:p>
          </table:table-cell>
          <table:table-cell office:value-type="float" office:value="95.2050934217" calcext:value-type="float">
            <text:p>95.2050934217</text:p>
          </table:table-cell>
          <table:table-cell office:value-type="float" office:value="303.0300608151" calcext:value-type="float">
            <text:p>303.0300608151</text:p>
          </table:table-cell>
          <table:table-cell office:value-type="float" office:value="0.7642034553" calcext:value-type="float">
            <text:p>0.7642034553</text:p>
          </table:table-cell>
          <table:table-cell table:number-columns-repeated="2"/>
          <table:table-cell table:formula="of:=SUM([.A8]-[.B8])" office:value-type="float" office:value="725.5688231269" calcext:value-type="float">
            <text:p>725.5688231269</text:p>
          </table:table-cell>
          <table:table-cell table:style-name="ce1" table:formula="of:=SUM([.A8]-[.C8])" office:value-type="float" office:value="517.7438557335" calcext:value-type="float">
            <text:p>517.7438557335</text:p>
          </table:table-cell>
          <table:table-cell table:style-name="ce1" table:formula="of:=SUM([.A8]-[.D8])" office:value-type="float" office:value="820.0097130933" calcext:value-type="float">
            <text:p>820.0097130933</text:p>
          </table:table-cell>
        </table:table-row>
        <table:table-row table:style-name="ro1">
          <table:table-cell office:value-type="float" office:value="789.5320993221" calcext:value-type="float">
            <text:p>789.5320993221</text:p>
          </table:table-cell>
          <table:table-cell office:value-type="float" office:value="97.7485665828" calcext:value-type="float">
            <text:p>97.7485665828</text:p>
          </table:table-cell>
          <table:table-cell office:value-type="float" office:value="298.1720040698" calcext:value-type="float">
            <text:p>298.1720040698</text:p>
          </table:table-cell>
          <table:table-cell office:value-type="float" office:value="0.7541908589" calcext:value-type="float">
            <text:p>0.7541908589</text:p>
          </table:table-cell>
          <table:table-cell table:number-columns-repeated="2"/>
          <table:table-cell table:formula="of:=SUM([.A9]-[.B9])" office:value-type="float" office:value="691.7835327393" calcext:value-type="float">
            <text:p>691.7835327393</text:p>
          </table:table-cell>
          <table:table-cell table:style-name="ce1" table:formula="of:=SUM([.A9]-[.C9])" office:value-type="float" office:value="491.3600952523" calcext:value-type="float">
            <text:p>491.3600952523</text:p>
          </table:table-cell>
          <table:table-cell table:style-name="ce1" table:formula="of:=SUM([.A9]-[.D9])" office:value-type="float" office:value="788.7779084632" calcext:value-type="float">
            <text:p>788.7779084632</text:p>
          </table:table-cell>
        </table:table-row>
        <table:table-row table:style-name="ro1">
          <table:table-cell office:value-type="float" office:value="761.808209342" calcext:value-type="float">
            <text:p>761.808209342</text:p>
          </table:table-cell>
          <table:table-cell office:value-type="float" office:value="99.7710068994" calcext:value-type="float">
            <text:p>99.7710068994</text:p>
          </table:table-cell>
          <table:table-cell office:value-type="float" office:value="293.5781982817" calcext:value-type="float">
            <text:p>293.5781982817</text:p>
          </table:table-cell>
          <table:table-cell office:value-type="float" office:value="0.7508384564" calcext:value-type="float">
            <text:p>0.7508384564</text:p>
          </table:table-cell>
          <table:table-cell table:number-columns-repeated="2"/>
          <table:table-cell table:formula="of:=SUM([.A10]-[.B10])" office:value-type="float" office:value="662.0372024426" calcext:value-type="float">
            <text:p>662.0372024426</text:p>
          </table:table-cell>
          <table:table-cell table:style-name="ce1" table:formula="of:=SUM([.A10]-[.C10])" office:value-type="float" office:value="468.2300110603" calcext:value-type="float">
            <text:p>468.2300110603</text:p>
          </table:table-cell>
          <table:table-cell table:style-name="ce1" table:formula="of:=SUM([.A10]-[.D10])" office:value-type="float" office:value="761.0573708856" calcext:value-type="float">
            <text:p>761.0573708856</text:p>
          </table:table-cell>
        </table:table-row>
        <table:table-row table:style-name="ro1">
          <table:table-cell office:value-type="float" office:value="739.9418059677" calcext:value-type="float">
            <text:p>739.9418059677</text:p>
          </table:table-cell>
          <table:table-cell office:value-type="float" office:value="101.1100325883" calcext:value-type="float">
            <text:p>101.1100325883</text:p>
          </table:table-cell>
          <table:table-cell office:value-type="float" office:value="290.6551030755" calcext:value-type="float">
            <text:p>290.6551030755</text:p>
          </table:table-cell>
          <table:table-cell office:value-type="float" office:value="0.7468438025" calcext:value-type="float">
            <text:p>0.7468438025</text:p>
          </table:table-cell>
          <table:table-cell table:number-columns-repeated="2"/>
          <table:table-cell table:formula="of:=SUM([.A11]-[.B11])" office:value-type="float" office:value="638.8317733794" calcext:value-type="float">
            <text:p>638.8317733794</text:p>
          </table:table-cell>
          <table:table-cell table:style-name="ce1" table:formula="of:=SUM([.A11]-[.C11])" office:value-type="float" office:value="449.2867028922" calcext:value-type="float">
            <text:p>449.2867028922</text:p>
          </table:table-cell>
          <table:table-cell table:style-name="ce1" table:formula="of:=SUM([.A11]-[.D11])" office:value-type="float" office:value="739.1949621652" calcext:value-type="float">
            <text:p>739.1949621652</text:p>
          </table:table-cell>
        </table:table-row>
        <table:table-row table:style-name="ro1">
          <table:table-cell office:value-type="float" office:value="729.7979400888" calcext:value-type="float">
            <text:p>729.7979400888</text:p>
          </table:table-cell>
          <table:table-cell office:value-type="float" office:value="101.5450283182" calcext:value-type="float">
            <text:p>101.5450283182</text:p>
          </table:table-cell>
          <table:table-cell office:value-type="float" office:value="290.0621321868" calcext:value-type="float">
            <text:p>290.0621321868</text:p>
          </table:table-cell>
          <table:table-cell office:value-type="float" office:value="0.7450788343" calcext:value-type="float">
            <text:p>0.7450788343</text:p>
          </table:table-cell>
          <table:table-cell table:number-columns-repeated="2"/>
          <table:table-cell table:formula="of:=SUM([.A12]-[.B12])" office:value-type="float" office:value="628.2529117706" calcext:value-type="float">
            <text:p>628.2529117706</text:p>
          </table:table-cell>
          <table:table-cell table:style-name="ce1" table:formula="of:=SUM([.A12]-[.C12])" office:value-type="float" office:value="439.735807902" calcext:value-type="float">
            <text:p>439.735807902</text:p>
          </table:table-cell>
          <table:table-cell table:style-name="ce1" table:formula="of:=SUM([.A12]-[.D12])" office:value-type="float" office:value="729.0528612545" calcext:value-type="float">
            <text:p>729.052861254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Gain-calais</text:p>
          </table:table-cell>
          <table:table-cell office:value-type="string" calcext:value-type="string">
            <text:p>Gain-ritter</text:p>
          </table:table-cell>
          <table:table-cell office:value-type="string" calcext:value-type="string">
            <text:p>Gain-stanford</text:p>
          </table:table-cell>
        </table:table-row>
        <table:table-row table:style-name="ro1">
          <table:table-cell table:number-columns-repeated="6"/>
          <table:table-cell table:formula="of:=SUM([.G2]/[.B2])" office:value-type="float" office:value="10.4598409689151" calcext:value-type="float">
            <text:p>10.4598409689</text:p>
          </table:table-cell>
          <table:table-cell table:formula="of:=SUM([.H2]/[.C2])" office:value-type="float" office:value="2.38930661809966" calcext:value-type="float">
            <text:p>2.3893066181</text:p>
          </table:table-cell>
          <table:table-cell table:formula="of:=SUM([.I2]/[.D2])" office:value-type="float" office:value="1219.19898592518" calcext:value-type="float">
            <text:p>1219.1989859252</text:p>
          </table:table-cell>
        </table:table-row>
        <table:table-row table:style-name="ro1">
          <table:table-cell table:number-columns-repeated="6"/>
          <table:table-cell table:formula="of:=SUM([.G3]/[.B3])" office:value-type="float" office:value="9.6628827754841" calcext:value-type="float">
            <text:p>9.6628827755</text:p>
          </table:table-cell>
          <table:table-cell table:formula="of:=SUM([.H3]/[.C3])" office:value-type="float" office:value="2.20258884489467" calcext:value-type="float">
            <text:p>2.2025888449</text:p>
          </table:table-cell>
          <table:table-cell table:formula="of:=SUM([.I3]/[.D3])" office:value-type="float" office:value="1163.67835702985" calcext:value-type="float">
            <text:p>1163.6783570299</text:p>
          </table:table-cell>
        </table:table-row>
        <table:table-row table:style-name="ro1">
          <table:table-cell table:number-columns-repeated="6"/>
          <table:table-cell table:formula="of:=SUM([.G4]/[.B4])" office:value-type="float" office:value="8.70606830323779" calcext:value-type="float">
            <text:p>8.7060683032</text:p>
          </table:table-cell>
          <table:table-cell table:formula="of:=SUM([.H4]/[.C4])" office:value-type="float" office:value="1.91766519539181" calcext:value-type="float">
            <text:p>1.9176651954</text:p>
          </table:table-cell>
          <table:table-cell table:formula="of:=SUM([.I4]/[.D4])" office:value-type="float" office:value="1118.26139003569" calcext:value-type="float">
            <text:p>1118.2613900357</text:p>
          </table:table-cell>
        </table:table-row>
        <table:table-row table:style-name="ro1">
          <table:table-cell table:number-columns-repeated="6"/>
          <table:table-cell table:formula="of:=SUM([.G5]/[.B5])" office:value-type="float" office:value="8.62625710105831" calcext:value-type="float">
            <text:p>8.6262571011</text:p>
          </table:table-cell>
          <table:table-cell table:formula="of:=SUM([.H5]/[.C5])" office:value-type="float" office:value="1.84170200405273" calcext:value-type="float">
            <text:p>1.8417020041</text:p>
          </table:table-cell>
          <table:table-cell table:formula="of:=SUM([.I5]/[.D5])" office:value-type="float" office:value="1122.83212793681" calcext:value-type="float">
            <text:p>1122.8321279368</text:p>
          </table:table-cell>
        </table:table-row>
        <table:table-row table:style-name="ro1">
          <table:table-cell table:number-columns-repeated="6"/>
          <table:table-cell table:formula="of:=SUM([.G6]/[.B6])" office:value-type="float" office:value="8.98600304255067" calcext:value-type="float">
            <text:p>8.9860030426</text:p>
          </table:table-cell>
          <table:table-cell table:formula="of:=SUM([.H6]/[.C6])" office:value-type="float" office:value="1.81684221866467" calcext:value-type="float">
            <text:p>1.8168422187</text:p>
          </table:table-cell>
          <table:table-cell table:formula="of:=SUM([.I6]/[.D6])" office:value-type="float" office:value="1131.43499432277" calcext:value-type="float">
            <text:p>1131.4349943228</text:p>
          </table:table-cell>
        </table:table-row>
        <table:table-row table:style-name="ro1">
          <table:table-cell table:number-columns-repeated="6"/>
          <table:table-cell table:formula="of:=SUM([.G7]/[.B7])" office:value-type="float" office:value="8.25746141984587" calcext:value-type="float">
            <text:p>8.2574614198</text:p>
          </table:table-cell>
          <table:table-cell table:formula="of:=SUM([.H7]/[.C7])" office:value-type="float" office:value="1.77535563670666" calcext:value-type="float">
            <text:p>1.7753556367</text:p>
          </table:table-cell>
          <table:table-cell table:formula="of:=SUM([.I7]/[.D7])" office:value-type="float" office:value="1105.48550835956" calcext:value-type="float">
            <text:p>1105.4855083596</text:p>
          </table:table-cell>
        </table:table-row>
        <table:table-row table:style-name="ro1">
          <table:table-cell table:number-columns-repeated="6"/>
          <table:table-cell table:formula="of:=SUM([.G8]/[.B8])" office:value-type="float" office:value="7.62111350401261" calcext:value-type="float">
            <text:p>7.621113504</text:p>
          </table:table-cell>
          <table:table-cell table:formula="of:=SUM([.H8]/[.C8])" office:value-type="float" office:value="1.70855608958681" calcext:value-type="float">
            <text:p>1.7085560896</text:p>
          </table:table-cell>
          <table:table-cell table:formula="of:=SUM([.I8]/[.D8])" office:value-type="float" office:value="1073.02539318066" calcext:value-type="float">
            <text:p>1073.0253931807</text:p>
          </table:table-cell>
        </table:table-row>
        <table:table-row table:style-name="ro1">
          <table:table-cell table:number-columns-repeated="6"/>
          <table:table-cell table:formula="of:=SUM([.G9]/[.B9])" office:value-type="float" office:value="7.07717316911558" calcext:value-type="float">
            <text:p>7.0771731691</text:p>
          </table:table-cell>
          <table:table-cell table:formula="of:=SUM([.H9]/[.C9])" office:value-type="float" office:value="1.64790821588091" calcext:value-type="float">
            <text:p>1.6479082159</text:p>
          </table:table-cell>
          <table:table-cell table:formula="of:=SUM([.I9]/[.D9])" office:value-type="float" office:value="1045.85981009322" calcext:value-type="float">
            <text:p>1045.8598100932</text:p>
          </table:table-cell>
        </table:table-row>
        <table:table-row table:style-name="ro1">
          <table:table-cell table:number-columns-repeated="6"/>
          <table:table-cell table:formula="of:=SUM([.G10]/[.B10])" office:value-type="float" office:value="6.63556701507621" calcext:value-type="float">
            <text:p>6.6355670151</text:p>
          </table:table-cell>
          <table:table-cell table:formula="of:=SUM([.H10]/[.C10])" office:value-type="float" office:value="1.59490729829677" calcext:value-type="float">
            <text:p>1.5949072983</text:p>
          </table:table-cell>
          <table:table-cell table:formula="of:=SUM([.I10]/[.D10])" office:value-type="float" office:value="1013.61000412072" calcext:value-type="float">
            <text:p>1013.6100041207</text:p>
          </table:table-cell>
        </table:table-row>
        <table:table-row table:style-name="ro1">
          <table:table-cell table:number-columns-repeated="6"/>
          <table:table-cell table:formula="of:=SUM([.G11]/[.B11])" office:value-type="float" office:value="6.31818383424518" calcext:value-type="float">
            <text:p>6.3181838342</text:p>
          </table:table-cell>
          <table:table-cell table:formula="of:=SUM([.H11]/[.C11])" office:value-type="float" office:value="1.54577262927152" calcext:value-type="float">
            <text:p>1.5457726293</text:p>
          </table:table-cell>
          <table:table-cell table:formula="of:=SUM([.I11]/[.D11])" office:value-type="float" office:value="989.758447068589" calcext:value-type="float">
            <text:p>989.7584470686</text:p>
          </table:table-cell>
        </table:table-row>
        <table:table-row table:style-name="ro1">
          <table:table-cell table:number-columns-repeated="6"/>
          <table:table-cell table:formula="of:=SUM([.G12]/[.B12])" office:value-type="float" office:value="6.18693915572032" calcext:value-type="float">
            <text:p>6.1869391557</text:p>
          </table:table-cell>
          <table:table-cell table:formula="of:=SUM([.H12]/[.C12])" office:value-type="float" office:value="1.51600556951988" calcext:value-type="float">
            <text:p>1.5160055695</text:p>
          </table:table-cell>
          <table:table-cell table:formula="of:=SUM([.I12]/[.D12])" office:value-type="float" office:value="978.490902831032" calcext:value-type="float">
            <text:p>978.49090283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calais</text:p>
          </table:table-cell>
          <table:table-cell office:value-type="string" calcext:value-type="string">
            <text:p>ritter</text:p>
          </table:table-cell>
          <table:table-cell office:value-type="string" calcext:value-type="string">
            <text:p>stanford</text:p>
          </table:table-cell>
        </table:table-row>
        <table:table-row table:style-name="ro1">
          <table:table-cell table:number-columns-repeated="6"/>
          <table:table-cell table:number-columns-repeated="3" office:value-type="string" calcext:value-type="string">
            <text:p>sentenceGain-av</text:p>
          </table:table-cell>
        </table:table-row>
        <table:table-row table:style-name="ro1">
          <table:table-cell table:number-columns-repeated="6"/>
          <table:table-cell table:formula="of:=SUM([.G15:.G25])/11" office:value-type="float" office:value="8.04886275356925" calcext:value-type="float">
            <text:p>8.0488627536</text:p>
          </table:table-cell>
          <table:table-cell table:formula="of:=SUM([.H15:.H25])/11" office:value-type="float" office:value="1.81423730185146" calcext:value-type="float">
            <text:p>1.8142373019</text:p>
          </table:table-cell>
          <table:table-cell table:style-name="ce1" table:formula="of:=SUM([.I15:.I25])/11" office:value-type="float" office:value="1087.42144735492" calcext:value-type="float">
            <text:p>1087.4214473549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our system cand_thro</text:p>
          </table:table-cell>
          <table:table-cell office:value-type="string" calcext:value-type="string">
            <text:p>calais cand_thro</text:p>
          </table:table-cell>
          <table:table-cell office:value-type="string" calcext:value-type="string">
            <text:p>ritter cand thro</text:p>
          </table:table-cell>
          <table:table-cell office:value-type="string" calcext:value-type="string">
            <text:p>stanford cand thro</text:p>
          </table:table-cell>
          <table:table-cell table:number-columns-repeated="2"/>
          <table:table-cell office:value-type="string" calcext:value-type="string">
            <text:p>Our-calais</text:p>
          </table:table-cell>
          <table:table-cell office:value-type="string" calcext:value-type="string">
            <text:p>Our-ritter</text:p>
          </table:table-cell>
          <table:table-cell office:value-type="string" calcext:value-type="string">
            <text:p>Our-stanford</text:p>
          </table:table-cell>
        </table:table-row>
        <table:table-row table:style-name="ro1">
          <table:table-cell office:value-type="float" office:value="1126.3322818224" calcext:value-type="float">
            <text:p>1126.3322818224</text:p>
          </table:table-cell>
          <table:table-cell office:value-type="float" office:value="62.7163088052" calcext:value-type="float">
            <text:p>62.7163088052</text:p>
          </table:table-cell>
          <table:table-cell office:value-type="float" office:value="246.5864401214" calcext:value-type="float">
            <text:p>246.5864401214</text:p>
          </table:table-cell>
          <table:table-cell office:value-type="float" office:value="0.6079677158" calcext:value-type="float">
            <text:p>0.6079677158</text:p>
          </table:table-cell>
          <table:table-cell table:number-columns-repeated="2"/>
          <table:table-cell table:formula="of:=SUM([.A35]-[.B35])" office:value-type="float" office:value="1063.6159730172" calcext:value-type="float">
            <text:p>1063.6159730172</text:p>
          </table:table-cell>
          <table:table-cell table:style-name="ce1" table:formula="of:=SUM([.A35]-[.C35])" office:value-type="float" office:value="879.745841701" calcext:value-type="float">
            <text:p>879.745841701</text:p>
          </table:table-cell>
          <table:table-cell table:style-name="ce1" table:formula="of:=SUM([.A35]-[.D35])" office:value-type="float" office:value="1125.7243141066" calcext:value-type="float">
            <text:p>1125.7243141066</text:p>
          </table:table-cell>
        </table:table-row>
        <table:table-row table:style-name="ro1">
          <table:table-cell office:value-type="float" office:value="958.1404466066" calcext:value-type="float">
            <text:p>958.1404466066</text:p>
          </table:table-cell>
          <table:table-cell office:value-type="float" office:value="57.2848160185" calcext:value-type="float">
            <text:p>57.2848160185</text:p>
          </table:table-cell>
          <table:table-cell office:value-type="float" office:value="222.1348208823" calcext:value-type="float">
            <text:p>222.1348208823</text:p>
          </table:table-cell>
          <table:table-cell office:value-type="float" office:value="0.5429530813" calcext:value-type="float">
            <text:p>0.5429530813</text:p>
          </table:table-cell>
          <table:table-cell table:number-columns-repeated="2"/>
          <table:table-cell table:formula="of:=SUM([.A36]-[.B36])" office:value-type="float" office:value="900.8556305881" calcext:value-type="float">
            <text:p>900.8556305881</text:p>
          </table:table-cell>
          <table:table-cell table:style-name="ce1" table:formula="of:=SUM([.A36]-[.C36])" office:value-type="float" office:value="736.0056257243" calcext:value-type="float">
            <text:p>736.0056257243</text:p>
          </table:table-cell>
          <table:table-cell table:style-name="ce1" table:formula="of:=SUM([.A36]-[.D36])" office:value-type="float" office:value="957.5974935253" calcext:value-type="float">
            <text:p>957.5974935253</text:p>
          </table:table-cell>
        </table:table-row>
        <table:table-row table:style-name="ro1">
          <table:table-cell office:value-type="float" office:value="853.3159010131" calcext:value-type="float">
            <text:p>853.3159010131</text:p>
          </table:table-cell>
          <table:table-cell office:value-type="float" office:value="55.5015980127" calcext:value-type="float">
            <text:p>55.5015980127</text:p>
          </table:table-cell>
          <table:table-cell office:value-type="float" office:value="221.1447836517" calcext:value-type="float">
            <text:p>221.1447836517</text:p>
          </table:table-cell>
          <table:table-cell office:value-type="float" office:value="0.448010302" calcext:value-type="float">
            <text:p>0.448010302</text:p>
          </table:table-cell>
          <table:table-cell table:number-columns-repeated="2"/>
          <table:table-cell table:formula="of:=SUM([.A37]-[.B37])" office:value-type="float" office:value="797.8143030004" calcext:value-type="float">
            <text:p>797.8143030004</text:p>
          </table:table-cell>
          <table:table-cell table:style-name="ce1" table:formula="of:=SUM([.A37]-[.C37])" office:value-type="float" office:value="632.1711173614" calcext:value-type="float">
            <text:p>632.1711173614</text:p>
          </table:table-cell>
          <table:table-cell table:style-name="ce1" table:formula="of:=SUM([.A37]-[.D37])" office:value-type="float" office:value="852.8678907111" calcext:value-type="float">
            <text:p>852.8678907111</text:p>
          </table:table-cell>
        </table:table-row>
        <table:table-row table:style-name="ro1">
          <table:table-cell office:value-type="float" office:value="835.7372111007" calcext:value-type="float">
            <text:p>835.7372111007</text:p>
          </table:table-cell>
          <table:table-cell office:value-type="float" office:value="50.6254109385" calcext:value-type="float">
            <text:p>50.6254109385</text:p>
          </table:table-cell>
          <table:table-cell office:value-type="float" office:value="221.1936121679" calcext:value-type="float">
            <text:p>221.1936121679</text:p>
          </table:table-cell>
          <table:table-cell office:value-type="float" office:value="0.4126238887" calcext:value-type="float">
            <text:p>0.4126238887</text:p>
          </table:table-cell>
          <table:table-cell table:number-columns-repeated="2"/>
          <table:table-cell table:formula="of:=SUM([.A38]-[.B38])" office:value-type="float" office:value="785.1118001622" calcext:value-type="float">
            <text:p>785.1118001622</text:p>
          </table:table-cell>
          <table:table-cell table:style-name="ce1" table:formula="of:=SUM([.A38]-[.C38])" office:value-type="float" office:value="614.5435989328" calcext:value-type="float">
            <text:p>614.5435989328</text:p>
          </table:table-cell>
          <table:table-cell table:style-name="ce1" table:formula="of:=SUM([.A38]-[.D38])" office:value-type="float" office:value="835.324587212" calcext:value-type="float">
            <text:p>835.324587212</text:p>
          </table:table-cell>
        </table:table-row>
        <table:table-row table:style-name="ro1">
          <table:table-cell office:value-type="float" office:value="770.4920114716" calcext:value-type="float">
            <text:p>770.4920114716</text:p>
          </table:table-cell>
          <table:table-cell office:value-type="float" office:value="46.609644083" calcext:value-type="float">
            <text:p>46.609644083</text:p>
          </table:table-cell>
          <table:table-cell office:value-type="float" office:value="207.8910770056" calcext:value-type="float">
            <text:p>207.8910770056</text:p>
          </table:table-cell>
          <table:table-cell office:value-type="float" office:value="0.372648492" calcext:value-type="float">
            <text:p>0.372648492</text:p>
          </table:table-cell>
          <table:table-cell table:number-columns-repeated="2"/>
          <table:table-cell table:formula="of:=SUM([.A39]-[.B39])" office:value-type="float" office:value="723.8823673886" calcext:value-type="float">
            <text:p>723.8823673886</text:p>
          </table:table-cell>
          <table:table-cell table:style-name="ce1" table:formula="of:=SUM([.A39]-[.C39])" office:value-type="float" office:value="562.600934466" calcext:value-type="float">
            <text:p>562.600934466</text:p>
          </table:table-cell>
          <table:table-cell table:style-name="ce1" table:formula="of:=SUM([.A39]-[.D39])" office:value-type="float" office:value="770.1193629796" calcext:value-type="float">
            <text:p>770.1193629796</text:p>
          </table:table-cell>
        </table:table-row>
        <table:table-row table:style-name="ro1">
          <table:table-cell office:value-type="float" office:value="747.1900792419" calcext:value-type="float">
            <text:p>747.1900792419</text:p>
          </table:table-cell>
          <table:table-cell office:value-type="float" office:value="44.5478540794" calcext:value-type="float">
            <text:p>44.5478540794</text:p>
          </table:table-cell>
          <table:table-cell office:value-type="float" office:value="203.4615073984" calcext:value-type="float">
            <text:p>203.4615073984</text:p>
          </table:table-cell>
          <table:table-cell office:value-type="float" office:value="0.3759523934" calcext:value-type="float">
            <text:p>0.3759523934</text:p>
          </table:table-cell>
          <table:table-cell table:number-columns-repeated="2"/>
          <table:table-cell table:formula="of:=SUM([.A40]-[.B40])" office:value-type="float" office:value="702.6422251625" calcext:value-type="float">
            <text:p>702.6422251625</text:p>
          </table:table-cell>
          <table:table-cell table:style-name="ce1" table:formula="of:=SUM([.A40]-[.C40])" office:value-type="float" office:value="543.7285718435" calcext:value-type="float">
            <text:p>543.7285718435</text:p>
          </table:table-cell>
          <table:table-cell table:style-name="ce1" table:formula="of:=SUM([.A40]-[.D40])" office:value-type="float" office:value="746.8141268485" calcext:value-type="float">
            <text:p>746.8141268485</text:p>
          </table:table-cell>
        </table:table-row>
        <table:table-row table:style-name="ro1">
          <table:table-cell office:value-type="float" office:value="760.7222558938" calcext:value-type="float">
            <text:p>760.7222558938</text:p>
          </table:table-cell>
          <table:table-cell office:value-type="float" office:value="43.7548633233" calcext:value-type="float">
            <text:p>43.7548633233</text:p>
          </table:table-cell>
          <table:table-cell office:value-type="float" office:value="208.5523298916" calcext:value-type="float">
            <text:p>208.5523298916</text:p>
          </table:table-cell>
          <table:table-cell office:value-type="float" office:value="0.3875743132" calcext:value-type="float">
            <text:p>0.3875743132</text:p>
          </table:table-cell>
          <table:table-cell table:number-columns-repeated="2"/>
          <table:table-cell table:formula="of:=SUM([.A41]-[.B41])" office:value-type="float" office:value="716.9673925705" calcext:value-type="float">
            <text:p>716.9673925705</text:p>
          </table:table-cell>
          <table:table-cell table:style-name="ce1" table:formula="of:=SUM([.A41]-[.C41])" office:value-type="float" office:value="552.1699260022" calcext:value-type="float">
            <text:p>552.1699260022</text:p>
          </table:table-cell>
          <table:table-cell table:style-name="ce1" table:formula="of:=SUM([.A41]-[.D41])" office:value-type="float" office:value="760.3346815806" calcext:value-type="float">
            <text:p>760.3346815806</text:p>
          </table:table-cell>
        </table:table-row>
        <table:table-row table:style-name="ro1">
          <table:table-cell office:value-type="float" office:value="771.8006909649" calcext:value-type="float">
            <text:p>771.8006909649</text:p>
          </table:table-cell>
          <table:table-cell office:value-type="float" office:value="44.7345889811" calcext:value-type="float">
            <text:p>44.7345889811</text:p>
          </table:table-cell>
          <table:table-cell office:value-type="float" office:value="216.102775894" calcext:value-type="float">
            <text:p>216.102775894</text:p>
          </table:table-cell>
          <table:table-cell office:value-type="float" office:value="0.404436624" calcext:value-type="float">
            <text:p>0.404436624</text:p>
          </table:table-cell>
          <table:table-cell table:number-columns-repeated="2"/>
          <table:table-cell table:formula="of:=SUM([.A42]-[.B42])" office:value-type="float" office:value="727.0661019838" calcext:value-type="float">
            <text:p>727.0661019838</text:p>
          </table:table-cell>
          <table:table-cell table:style-name="ce1" table:formula="of:=SUM([.A42]-[.C42])" office:value-type="float" office:value="555.6979150709" calcext:value-type="float">
            <text:p>555.6979150709</text:p>
          </table:table-cell>
          <table:table-cell table:style-name="ce1" table:formula="of:=SUM([.A42]-[.D42])" office:value-type="float" office:value="771.3962543409" calcext:value-type="float">
            <text:p>771.3962543409</text:p>
          </table:table-cell>
        </table:table-row>
        <table:table-row table:style-name="ro1">
          <table:table-cell office:value-type="float" office:value="767.7461716009" calcext:value-type="float">
            <text:p>767.7461716009</text:p>
          </table:table-cell>
          <table:table-cell office:value-type="float" office:value="45.7837521867" calcext:value-type="float">
            <text:p>45.7837521867</text:p>
          </table:table-cell>
          <table:table-cell office:value-type="float" office:value="217.5802910369" calcext:value-type="float">
            <text:p>217.5802910369</text:p>
          </table:table-cell>
          <table:table-cell office:value-type="float" office:value="0.4147277694" calcext:value-type="float">
            <text:p>0.4147277694</text:p>
          </table:table-cell>
          <table:table-cell table:number-columns-repeated="2"/>
          <table:table-cell table:formula="of:=SUM([.A43]-[.B43])" office:value-type="float" office:value="721.9624194142" calcext:value-type="float">
            <text:p>721.9624194142</text:p>
          </table:table-cell>
          <table:table-cell table:style-name="ce1" table:formula="of:=SUM([.A43]-[.C43])" office:value-type="float" office:value="550.165880564" calcext:value-type="float">
            <text:p>550.165880564</text:p>
          </table:table-cell>
          <table:table-cell table:style-name="ce1" table:formula="of:=SUM([.A43]-[.D43])" office:value-type="float" office:value="767.3314438315" calcext:value-type="float">
            <text:p>767.3314438315</text:p>
          </table:table-cell>
        </table:table-row>
        <table:table-row table:style-name="ro1">
          <table:table-cell office:value-type="float" office:value="763.934412098" calcext:value-type="float">
            <text:p>763.934412098</text:p>
          </table:table-cell>
          <table:table-cell office:value-type="float" office:value="46.9585495297" calcext:value-type="float">
            <text:p>46.9585495297</text:p>
          </table:table-cell>
          <table:table-cell office:value-type="float" office:value="220.6285003371" calcext:value-type="float">
            <text:p>220.6285003371</text:p>
          </table:table-cell>
          <table:table-cell office:value-type="float" office:value="0.4234270353" calcext:value-type="float">
            <text:p>0.4234270353</text:p>
          </table:table-cell>
          <table:table-cell table:number-columns-repeated="2"/>
          <table:table-cell table:formula="of:=SUM([.A44]-[.B44])" office:value-type="float" office:value="716.9758625683" calcext:value-type="float">
            <text:p>716.9758625683</text:p>
          </table:table-cell>
          <table:table-cell table:style-name="ce1" table:formula="of:=SUM([.A44]-[.C44])" office:value-type="float" office:value="543.3059117609" calcext:value-type="float">
            <text:p>543.3059117609</text:p>
          </table:table-cell>
          <table:table-cell table:style-name="ce1" table:formula="of:=SUM([.A44]-[.D44])" office:value-type="float" office:value="763.5109850627" calcext:value-type="float">
            <text:p>763.5109850627</text:p>
          </table:table-cell>
        </table:table-row>
        <table:table-row table:style-name="ro1">
          <table:table-cell office:value-type="float" office:value="759.3073067169" calcext:value-type="float">
            <text:p>759.3073067169</text:p>
          </table:table-cell>
          <table:table-cell office:value-type="float" office:value="47.2156625961" calcext:value-type="float">
            <text:p>47.2156625961</text:p>
          </table:table-cell>
          <table:table-cell office:value-type="float" office:value="221.5740757932" calcext:value-type="float">
            <text:p>221.5740757932</text:p>
          </table:table-cell>
          <table:table-cell office:value-type="float" office:value="0.4254905788" calcext:value-type="float">
            <text:p>0.4254905788</text:p>
          </table:table-cell>
          <table:table-cell table:number-columns-repeated="2"/>
          <table:table-cell table:formula="of:=SUM([.A45]-[.B45])" office:value-type="float" office:value="712.0916441208" calcext:value-type="float">
            <text:p>712.0916441208</text:p>
          </table:table-cell>
          <table:table-cell table:style-name="ce1" table:formula="of:=SUM([.A45]-[.C45])" office:value-type="float" office:value="537.7332309237" calcext:value-type="float">
            <text:p>537.7332309237</text:p>
          </table:table-cell>
          <table:table-cell table:style-name="ce1" table:formula="of:=SUM([.A45]-[.D45])" office:value-type="float" office:value="758.8818161381" calcext:value-type="float">
            <text:p>758.881816138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Gain-calais</text:p>
          </table:table-cell>
          <table:table-cell office:value-type="string" calcext:value-type="string">
            <text:p>Gain-ritter</text:p>
          </table:table-cell>
          <table:table-cell office:value-type="string" calcext:value-type="string">
            <text:p>Gain-stanford</text:p>
          </table:table-cell>
        </table:table-row>
        <table:table-row table:style-name="ro1">
          <table:table-cell table:number-columns-repeated="6"/>
          <table:table-cell table:formula="of:=SUM([.G35]/[.B35])" office:value-type="float" office:value="16.95916091492" calcext:value-type="float">
            <text:p>16.9591609149</text:p>
          </table:table-cell>
          <table:table-cell table:formula="of:=SUM([.H35]/[.C35])" office:value-type="float" office:value="3.56769756385583" calcext:value-type="float">
            <text:p>3.5676975639</text:p>
          </table:table-cell>
          <table:table-cell table:formula="of:=SUM([.I35]/[.D35])" office:value-type="float" office:value="1851.61857258375" calcext:value-type="float">
            <text:p>1851.6185725838</text:p>
          </table:table-cell>
        </table:table-row>
        <table:table-row table:style-name="ro1">
          <table:table-cell table:number-columns-repeated="6"/>
          <table:table-cell table:formula="of:=SUM([.G36]/[.B36])" office:value-type="float" office:value="15.7259059765012" calcext:value-type="float">
            <text:p>15.7259059765</text:p>
          </table:table-cell>
          <table:table-cell table:formula="of:=SUM([.H36]/[.C36])" office:value-type="float" office:value="3.31332846782396" calcext:value-type="float">
            <text:p>3.3133284678</text:p>
          </table:table-cell>
          <table:table-cell table:formula="of:=SUM([.I36]/[.D36])" office:value-type="float" office:value="1763.68368926558" calcext:value-type="float">
            <text:p>1763.6836892656</text:p>
          </table:table-cell>
        </table:table-row>
        <table:table-row table:style-name="ro1">
          <table:table-cell table:number-columns-repeated="6"/>
          <table:table-cell table:formula="of:=SUM([.G37]/[.B37])" office:value-type="float" office:value="14.3746185977896" calcext:value-type="float">
            <text:p>14.3746185978</text:p>
          </table:table-cell>
          <table:table-cell table:formula="of:=SUM([.H37]/[.C37])" office:value-type="float" office:value="2.85863002021816" calcext:value-type="float">
            <text:p>2.8586300202</text:p>
          </table:table-cell>
          <table:table-cell table:formula="of:=SUM([.I37]/[.D37])" office:value-type="float" office:value="1903.67919421438" calcext:value-type="float">
            <text:p>1903.6791942144</text:p>
          </table:table-cell>
        </table:table-row>
        <table:table-row table:style-name="ro1">
          <table:table-cell table:number-columns-repeated="6"/>
          <table:table-cell table:formula="of:=SUM([.G38]/[.B38])" office:value-type="float" office:value="15.5082553525532" calcext:value-type="float">
            <text:p>15.5082553526</text:p>
          </table:table-cell>
          <table:table-cell table:formula="of:=SUM([.H38]/[.C38])" office:value-type="float" office:value="2.77830626711915" calcext:value-type="float">
            <text:p>2.7783062671</text:p>
          </table:table-cell>
          <table:table-cell table:formula="of:=SUM([.I38]/[.D38])" office:value-type="float" office:value="2024.42129524722" calcext:value-type="float">
            <text:p>2024.4212952472</text:p>
          </table:table-cell>
        </table:table-row>
        <table:table-row table:style-name="ro1">
          <table:table-cell table:number-columns-repeated="6"/>
          <table:table-cell table:formula="of:=SUM([.G39]/[.B39])" office:value-type="float" office:value="15.5307422236383" calcext:value-type="float">
            <text:p>15.5307422236</text:p>
          </table:table-cell>
          <table:table-cell table:formula="of:=SUM([.H39]/[.C39])" office:value-type="float" office:value="2.70622935130037" calcext:value-type="float">
            <text:p>2.7062293513</text:p>
          </table:table-cell>
          <table:table-cell table:formula="of:=SUM([.I39]/[.D39])" office:value-type="float" office:value="2066.61070556432" calcext:value-type="float">
            <text:p>2066.6107055643</text:p>
          </table:table-cell>
        </table:table-row>
        <table:table-row table:style-name="ro1">
          <table:table-cell table:number-columns-repeated="6"/>
          <table:table-cell table:formula="of:=SUM([.G40]/[.B40])" office:value-type="float" office:value="15.7727513408422" calcext:value-type="float">
            <text:p>15.7727513408</text:p>
          </table:table-cell>
          <table:table-cell table:formula="of:=SUM([.H40]/[.C40])" office:value-type="float" office:value="2.6723903641332" calcext:value-type="float">
            <text:p>2.6723903641</text:p>
          </table:table-cell>
          <table:table-cell table:formula="of:=SUM([.I40]/[.D40])" office:value-type="float" office:value="1986.45929633414" calcext:value-type="float">
            <text:p>1986.4592963341</text:p>
          </table:table-cell>
        </table:table-row>
        <table:table-row table:style-name="ro1">
          <table:table-cell table:number-columns-repeated="6"/>
          <table:table-cell table:formula="of:=SUM([.G41]/[.B41])" office:value-type="float" office:value="16.38600462017" calcext:value-type="float">
            <text:p>16.3860046202</text:p>
          </table:table-cell>
          <table:table-cell table:formula="of:=SUM([.H41]/[.C41])" office:value-type="float" office:value="2.64763249726917" calcext:value-type="float">
            <text:p>2.6476324973</text:p>
          </table:table-cell>
          <table:table-cell table:formula="of:=SUM([.I41]/[.D41])" office:value-type="float" office:value="1961.77779508376" calcext:value-type="float">
            <text:p>1961.7777950838</text:p>
          </table:table-cell>
        </table:table-row>
        <table:table-row table:style-name="ro1">
          <table:table-cell table:number-columns-repeated="6"/>
          <table:table-cell table:formula="of:=SUM([.G42]/[.B42])" office:value-type="float" office:value="16.2528843685359" calcext:value-type="float">
            <text:p>16.2528843685</text:p>
          </table:table-cell>
          <table:table-cell table:formula="of:=SUM([.H42]/[.C42])" office:value-type="float" office:value="2.57145199904084" calcext:value-type="float">
            <text:p>2.571451999</text:p>
          </table:table-cell>
          <table:table-cell table:formula="of:=SUM([.I42]/[.D42])" office:value-type="float" office:value="1907.33531180129" calcext:value-type="float">
            <text:p>1907.3353118013</text:p>
          </table:table-cell>
        </table:table-row>
        <table:table-row table:style-name="ro1">
          <table:table-cell table:number-columns-repeated="6"/>
          <table:table-cell table:formula="of:=SUM([.G43]/[.B43])" office:value-type="float" office:value="15.7689657341787" calcext:value-type="float">
            <text:p>15.7689657342</text:p>
          </table:table-cell>
          <table:table-cell table:formula="of:=SUM([.H43]/[.C43])" office:value-type="float" office:value="2.52856487112013" calcext:value-type="float">
            <text:p>2.5285648711</text:p>
          </table:table-cell>
          <table:table-cell table:formula="of:=SUM([.I43]/[.D43])" office:value-type="float" office:value="1850.20512357208" calcext:value-type="float">
            <text:p>1850.2051235721</text:p>
          </table:table-cell>
        </table:table-row>
        <table:table-row table:style-name="ro1">
          <table:table-cell table:number-columns-repeated="6"/>
          <table:table-cell table:formula="of:=SUM([.G44]/[.B44])" office:value-type="float" office:value="15.2682710549829" calcext:value-type="float">
            <text:p>15.268271055</text:p>
          </table:table-cell>
          <table:table-cell table:formula="of:=SUM([.H44]/[.C44])" office:value-type="float" office:value="2.46253730107751" calcext:value-type="float">
            <text:p>2.4625373011</text:p>
          </table:table-cell>
          <table:table-cell table:formula="of:=SUM([.I44]/[.D44])" office:value-type="float" office:value="1803.17013655434" calcext:value-type="float">
            <text:p>1803.1701365543</text:p>
          </table:table-cell>
        </table:table-row>
        <table:table-row table:style-name="ro1">
          <table:table-cell table:number-columns-repeated="6"/>
          <table:table-cell table:formula="of:=SUM([.G45]/[.B45])" office:value-type="float" office:value="15.0816827503257" calcext:value-type="float">
            <text:p>15.0816827503</text:p>
          </table:table-cell>
          <table:table-cell table:formula="of:=SUM([.H45]/[.C45])" office:value-type="float" office:value="2.42687791429887" calcext:value-type="float">
            <text:p>2.4268779143</text:p>
          </table:table-cell>
          <table:table-cell table:formula="of:=SUM([.I45]/[.D45])" office:value-type="float" office:value="1783.54552121543" calcext:value-type="float">
            <text:p>1783.545521215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calais</text:p>
          </table:table-cell>
          <table:table-cell office:value-type="string" calcext:value-type="string">
            <text:p>ritter</text:p>
          </table:table-cell>
          <table:table-cell office:value-type="string" calcext:value-type="string">
            <text:p>stanford</text:p>
          </table:table-cell>
        </table:table-row>
        <table:table-row table:style-name="ro1">
          <table:table-cell table:number-columns-repeated="6"/>
          <table:table-cell table:number-columns-repeated="3" office:value-type="string" calcext:value-type="string">
            <text:p>candidateGain-calais</text:p>
          </table:table-cell>
        </table:table-row>
        <table:table-row table:style-name="ro1">
          <table:table-cell table:number-columns-repeated="6"/>
          <table:table-cell table:formula="of:=SUM([.G48:.G58])/11" office:value-type="float" office:value="15.6935675394943" calcext:value-type="float">
            <text:p>15.6935675395</text:p>
          </table:table-cell>
          <table:table-cell table:formula="of:=SUM([.H48:.H58])/11" office:value-type="float" office:value="2.77578605611429" calcext:value-type="float">
            <text:p>2.7757860561</text:p>
          </table:table-cell>
          <table:table-cell table:style-name="ce1" table:formula="of:=SUM([.I48:.I58])/11" office:value-type="float" office:value="1900.22787649421" calcext:value-type="float">
            <text:p>1900.22787649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22:09:44.494045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9:33:47.645715932</meta:creation-date>
    <dc:date>2018-01-24T01:05:48.582601634</dc:date>
    <meta:editing-duration>PT3H10M58S</meta:editing-duration>
    <meta:editing-cycles>3</meta:editing-cycles>
    <meta:generator>LibreOffice/5.1.6.2$Linux_X86_64 LibreOffice_project/10m0$Build-2</meta:generator>
    <meta:document-statistic meta:table-count="1" meta:cell-count="258" meta:object-count="0"/>
  </office:meta>
</office:document-meta>
</file>